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ato Black" fo:font-size="14pt" officeooo:rsid="00047aa6" officeooo:paragraph-rsid="00047aa6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47aa6" officeooo:paragraph-rsid="00047aa6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officeooo:rsid="00047aa6" officeooo:paragraph-rsid="00047aa6" style:font-size-asian="12pt" style:font-size-complex="12pt"/>
    </style:style>
    <style:style style:name="P4" style:family="paragraph" style:parent-style-name="Table_20_Contents" style:list-style-name="L2">
      <style:paragraph-properties fo:text-align="center" style:justify-single-word="false"/>
      <style:text-properties style:font-name="Liberation Serif" fo:font-size="12pt" officeooo:rsid="00047aa6" officeooo:paragraph-rsid="00047aa6" style:font-size-asian="12pt" style:font-size-complex="12pt"/>
    </style:style>
    <style:style style:name="P5" style:family="paragraph" style:parent-style-name="Table_20_Contents" style:list-style-name="L3">
      <style:paragraph-properties fo:text-align="center" style:justify-single-word="false"/>
      <style:text-properties style:font-name="Liberation Serif" fo:font-size="12pt" officeooo:rsid="00047aa6" officeooo:paragraph-rsid="00047aa6" style:font-size-asian="12pt" style:font-size-complex="12pt"/>
    </style:style>
    <style:style style:name="P6" style:family="paragraph" style:parent-style-name="Table_20_Contents" style:list-style-name="L4">
      <style:paragraph-properties fo:text-align="center" style:justify-single-word="false"/>
      <style:text-properties style:font-name="Liberation Serif" fo:font-size="12pt" officeooo:rsid="00047aa6" officeooo:paragraph-rsid="00047aa6" style:font-size-asian="12pt" style:font-size-complex="12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Liberation Serif" fo:font-size="12pt" officeooo:paragraph-rsid="00047aa6" style:font-size-asian="12pt" style:font-size-complex="12pt"/>
    </style:style>
    <style:style style:name="T1" style:family="text">
      <style:text-properties officeooo:rsid="00047aa6"/>
    </style:style>
    <style:style style:name="T2" style:family="text">
      <style:text-properties style:font-name="Liberation Serif" fo:font-size="12pt" officeooo:rsid="00047aa6" style:font-size-asian="10.5pt" style:font-size-complex="12pt"/>
    </style:style>
    <style:style style:name="T3" style:family="text">
      <style:text-properties fo:font-size="12pt" officeooo:rsid="00047aa6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AU DES ACTEURS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Ceux qui...</text:p>
          </table:table-cell>
          <table:table-cell table:style-name="Tableau1.B1" office:value-type="string">
            <text:p text:style-name="P2">...Sont les...</text:p>
          </table:table-cell>
        </table:table-row>
        <table:table-row>
          <table:table-cell table:style-name="Tableau1.A2" office:value-type="string">
            <text:p text:style-name="P3">Demandent / payent </text:p>
          </table:table-cell>
          <table:table-cell table:style-name="Tableau1.B2" office:value-type="string">
            <text:list xml:id="list3682944806272470640" text:style-name="L1">
              <text:list-item>
                <text:p text:style-name="P7"><text:span text:style-name="T1">Notre groupe</text:span></text:p>
              </text:list-item>
              <text:list-item>
                <text:p text:style-name="P7"><text:span text:style-name="T1">Les entreprises / studios de développement qui participeront au projet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3">Pilotent le projet</text:p>
          </table:table-cell>
          <table:table-cell table:style-name="Tableau1.B2" office:value-type="string">
            <text:list xml:id="list1299346160742926248" text:style-name="L2">
              <text:list-item>
                <text:p text:style-name="P4">Gabrielle Serizel (Chef de projet)</text:p>
              </text:list-item>
            </text:list>
          </table:table-cell>
        </table:table-row>
        <table:table-row>
          <table:table-cell table:style-name="Tableau1.A2" office:value-type="string">
            <text:p text:style-name="P3">Réalise le projet</text:p>
          </table:table-cell>
          <table:table-cell table:style-name="Tableau1.B2" office:value-type="string">
            <text:list xml:id="list1265761101202407131" text:style-name="L3">
              <text:list-item>
                <text:p text:style-name="P5">Équipe projet</text:p>
              </text:list-item>
              <text:list-item>
                <text:p text:style-name="P5">Entreprises participant au projet</text:p>
              </text:list-item>
            </text:list>
          </table:table-cell>
        </table:table-row>
        <table:table-row>
          <table:table-cell table:style-name="Tableau1.A2" office:value-type="string">
            <text:p text:style-name="P3">Sont concernés</text:p>
          </table:table-cell>
          <table:table-cell table:style-name="Tableau1.B2" office:value-type="string">
            <text:list xml:id="list8831874601283347830" text:style-name="L4">
              <text:list-item>
                <text:p text:style-name="P6">Étudiants et administration de l'IUT A</text:p>
              </text:list-item>
              <text:list-item>
                <text:p text:style-name="P6">Campus de Lille 1</text:p>
              </text:list-item>
              <text:list-item>
                <text:p text:style-name="P6">Associations concernées par le projet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tare Valentin</meta:initial-creator>
    <meta:creation-date>2016-09-28T09:19:56.068482384</meta:creation-date>
    <dc:date>2016-09-28T09:36:24.268957559</dc:date>
    <dc:creator>Tartare Valentin</dc:creator>
    <meta:editing-duration>PT1M18S</meta:editing-duration>
    <meta:editing-cycles>1</meta:editing-cycles>
    <meta:document-statistic meta:table-count="1" meta:image-count="0" meta:object-count="0" meta:page-count="1" meta:paragraph-count="15" meta:word-count="64" meta:character-count="374" meta:non-whitespace-character-count="332"/>
    <meta:generator>LibreOffice/4.3.3.2$Linux_X86_64 LibreOffice_project/430m0$Build-2</meta:generator>
  </office:meta>
</office:document-meta>
</file>